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808080" draw:marker-start-width="0.35cm" draw:marker-end-width="0.35cm" draw:fill="none" draw:fill-color="#cfe7f5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628cm"/>
    </style:style>
    <style:style style:name="gr6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fill-color="#cfe7f5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522cm"/>
    </style:style>
    <style:style style:name="gr13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08080" draw:marker-start-width="0.35cm" draw:marker-end-width="0.35cm" draw:fill="solid" draw:fill-color="#00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svg:stroke-width="0.07cm" draw:marker-start-width="0.305cm" draw:marker-end-width="0.305cm" draw:fill="solid" draw:fill-color="#ffffff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12pt" style:font-size-asian="12pt" style:font-size-complex="12pt"/>
    </style:style>
    <style:style style:name="P3" style:family="paragraph">
      <style:paragraph-properties fo:text-align="center"/>
      <style:text-properties fo:color="#808080" fo:font-family="'Noto Sans CJK JP Bold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000000" fo:font-family="'Noto Sans CJK JP Bold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color="#808080" fo:font-family="'Noto Sans CJK JP Bold'" style:font-family-generic="swiss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color="#000000" fo:font-family="'Noto Sans CJK JP Bold'" style:font-family-generic="swiss" style:font-pitch="variable" fo:font-size="10pt" style:font-size-asian="10pt" style:font-size-complex="10pt"/>
    </style:style>
    <style:style style:name="T1" style:family="text">
      <style:text-properties fo:color="#808080" fo:font-family="'Noto Sans CJK JP Bold'" style:font-family-generic="swiss" style:font-pitch="variable" fo:font-size="12pt" style:font-size-asian="12pt" style:font-size-complex="12pt"/>
    </style:style>
    <style:style style:name="T2" style:family="text">
      <style:text-properties fo:color="#000000" fo:font-family="'Noto Sans CJK JP Bold'" style:font-family-generic="swiss" style:font-pitch="variable" fo:font-size="12pt" style:font-size-asian="12pt" style:font-size-complex="12pt"/>
    </style:style>
    <style:style style:name="T3" style:family="text">
      <style:text-properties fo:color="#808080" fo:font-family="'Noto Sans CJK JP Bold'" style:font-family-generic="swiss" style:font-pitch="variable" fo:font-size="10pt" style:font-size-asian="10pt" style:font-size-complex="10pt"/>
    </style:style>
    <style:style style:name="T4" style:family="text">
      <style:text-properties fo:color="#000000" fo:font-family="'Noto Sans CJK JP Bold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2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1" draw:layer="layout" svg:width="1.302cm" svg:height="1.302cm" svg:x="2.447cm" svg:y="2.447cm" svg:viewBox="0 0 1303 1303" draw:points="0,0 347,1042 521,695 1129,1303 1303,1129 695,521 1042,347">
          <text:p/>
        </draw:polygon>
        <draw:custom-shape draw:style-name="gr1" draw:text-style-name="P1" draw:layer="layout" svg:width="2cm" svg:height="2cm" svg:x="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439cm" svg:height="0.75cm" svg:x="2.311cm" svg:y="5.3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99cm" svg:height="1.999cm" svg:x="2.00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" draw:text-style-name="P1" draw:layer="layout" svg:x1="2.445cm" svg:y1="8.888cm" svg:x2="3.556cm" svg:y2="8.666cm">
            <text:p/>
          </draw:line>
          <draw:circle draw:style-name="gr4" draw:text-style-name="P1" draw:layer="layout" svg:width="0.221cm" svg:height="0.222cm" svg:x="2.334cm" svg:y="8.778cm">
            <text:p/>
          </draw:circle>
          <draw:circle draw:style-name="gr4" draw:text-style-name="P1" draw:layer="layout" svg:width="0.222cm" svg:height="0.222cm" svg:x="3.444cm" svg:y="8.556cm">
            <text:p/>
          </draw:circle>
        </draw:g>
        <draw:custom-shape draw:style-name="gr1" draw:text-style-name="P1" draw:layer="layout" svg:width="1.999cm" svg:height="1.999cm" svg:x="2.001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4" draw:text-style-name="P1" draw:layer="layout" svg:width="0.26cm" svg:height="0.913cm" draw:transform="skewX (-0.00436332312998515) rotate (0.779987642716119) translate (2.92cm 12.104cm)">
            <text:p/>
          </draw:rect>
          <draw:ellipse draw:style-name="gr4" draw:text-style-name="P1" draw:layer="layout" svg:width="1.043cm" svg:height="1.042cm" draw:transform="rotate (0.786096295098098) translate (2.091cm 11.829cm)">
            <text:p/>
          </draw:ellipse>
        </draw:g>
        <draw:frame draw:style-name="gr5" draw:text-style-name="P3" draw:layer="layout" svg:width="2cm" svg:height="0.878cm" svg:x="2cm" svg:y="6.141cm">
          <draw:text-box>
            <text:p text:style-name="P1"><text:span text:style-name="T1">node</text:span></text:p>
          </draw:text-box>
        </draw:frame>
        <draw:g>
          <draw:line draw:style-name="gr6" draw:text-style-name="P1" draw:layer="layout" svg:x1="2.478cm" svg:y1="11.822cm" svg:x2="3.168cm" svg:y2="11.822cm">
            <text:p/>
          </draw:line>
          <draw:line draw:style-name="gr6" draw:text-style-name="P1" draw:layer="layout" svg:x1="2.823cm" svg:y1="11.447cm" svg:x2="2.823cm" svg:y2="12.197cm">
            <text:p/>
          </draw:line>
        </draw:g>
        <draw:custom-shape draw:style-name="gr1" draw:text-style-name="P1" draw:layer="layout" svg:width="1.999cm" svg:height="1.999cm" svg:x="2.001cm" svg:y="1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4" draw:text-style-name="P1" draw:layer="layout" svg:width="0.26cm" svg:height="0.913cm" draw:transform="skewX (-0.00436332312998515) rotate (0.779987642716119) translate (2.92cm 15.105cm)">
            <text:p/>
          </draw:rect>
          <draw:ellipse draw:style-name="gr4" draw:text-style-name="P1" draw:layer="layout" svg:width="1.043cm" svg:height="1.042cm" draw:transform="rotate (0.786096295098098) translate (2.091cm 14.83cm)">
            <text:p/>
          </draw:ellipse>
        </draw:g>
        <draw:g>
          <draw:line draw:style-name="gr6" draw:text-style-name="P1" draw:layer="layout" svg:x1="2.478cm" svg:y1="14.823cm" svg:x2="3.168cm" svg:y2="14.823cm">
            <text:p/>
          </draw:line>
        </draw:g>
        <draw:custom-shape draw:style-name="gr7" draw:text-style-name="P1" draw:layer="layout" svg:width="2cm" svg:height="2cm" svg:x="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" draw:text-style-name="P1" draw:layer="layout" svg:width="1.302cm" svg:height="1.302cm" svg:x="5.447cm" svg:y="2.447cm" svg:viewBox="0 0 1303 1303" draw:points="0,0 347,1042 521,695 1129,1303 1303,1129 695,521 1042,347">
          <text:p/>
        </draw:polygon>
        <draw:custom-shape draw:style-name="gr7" draw:text-style-name="P1" draw:layer="layout" svg:width="2cm" svg:height="2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439cm" svg:height="0.75cm" svg:x="5.311cm" svg:y="5.3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99cm" svg:height="1.999cm" svg:x="5.00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5.445cm" svg:y1="8.888cm" svg:x2="6.556cm" svg:y2="8.666cm">
            <text:p/>
          </draw:line>
          <draw:circle draw:style-name="gr8" draw:text-style-name="P1" draw:layer="layout" svg:width="0.221cm" svg:height="0.222cm" svg:x="5.334cm" svg:y="8.778cm">
            <text:p/>
          </draw:circle>
          <draw:circle draw:style-name="gr8" draw:text-style-name="P1" draw:layer="layout" svg:width="0.222cm" svg:height="0.222cm" svg:x="6.444cm" svg:y="8.556cm">
            <text:p/>
          </draw:circle>
        </draw:g>
        <draw:custom-shape draw:style-name="gr7" draw:text-style-name="P1" draw:layer="layout" svg:width="1.999cm" svg:height="1.999cm" svg:x="5.001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0.26cm" svg:height="0.913cm" draw:transform="skewX (-0.00436332312998515) rotate (0.779987642716119) translate (5.92cm 12.104cm)">
            <text:p/>
          </draw:rect>
          <draw:ellipse draw:style-name="gr8" draw:text-style-name="P1" draw:layer="layout" svg:width="1.043cm" svg:height="1.042cm" draw:transform="rotate (0.786096295098098) translate (5.091cm 11.829cm)">
            <text:p/>
          </draw:ellipse>
        </draw:g>
        <draw:g>
          <draw:line draw:style-name="gr11" draw:text-style-name="P1" draw:layer="layout" svg:x1="5.478cm" svg:y1="11.822cm" svg:x2="6.168cm" svg:y2="11.822cm">
            <text:p/>
          </draw:line>
          <draw:line draw:style-name="gr11" draw:text-style-name="P1" draw:layer="layout" svg:x1="5.823cm" svg:y1="11.447cm" svg:x2="5.823cm" svg:y2="12.197cm">
            <text:p/>
          </draw:line>
        </draw:g>
        <draw:custom-shape draw:style-name="gr7" draw:text-style-name="P1" draw:layer="layout" svg:width="1.999cm" svg:height="1.999cm" svg:x="5.001cm" svg:y="1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0.26cm" svg:height="0.913cm" draw:transform="skewX (-0.00436332312998515) rotate (0.779987642716119) translate (5.92cm 15.105cm)">
            <text:p/>
          </draw:rect>
          <draw:ellipse draw:style-name="gr8" draw:text-style-name="P1" draw:layer="layout" svg:width="1.043cm" svg:height="1.042cm" draw:transform="rotate (0.786096295098098) translate (5.091cm 14.83cm)">
            <text:p/>
          </draw:ellipse>
        </draw:g>
        <draw:g>
          <draw:line draw:style-name="gr11" draw:text-style-name="P1" draw:layer="layout" svg:x1="5.478cm" svg:y1="14.823cm" svg:x2="6.168cm" svg:y2="14.823cm">
            <text:p/>
          </draw:line>
        </draw:g>
        <draw:frame draw:style-name="gr5" draw:text-style-name="P4" draw:layer="layout" svg:width="2cm" svg:height="0.878cm" svg:x="5cm" svg:y="6.141cm">
          <draw:text-box>
            <text:p text:style-name="P1"><text:span text:style-name="T2">node</text:span></text:p>
          </draw:text-box>
        </draw:frame>
        <draw:frame draw:style-name="gr5" draw:text-style-name="P3" draw:layer="layout" svg:width="2cm" svg:height="0.878cm" svg:x="2cm" svg:y="9.122cm">
          <draw:text-box>
            <text:p text:style-name="P1"><text:span text:style-name="T1">edge</text:span></text:p>
          </draw:text-box>
        </draw:frame>
        <draw:frame draw:style-name="gr5" draw:text-style-name="P4" draw:layer="layout" svg:width="2cm" svg:height="0.878cm" svg:x="5cm" svg:y="9.122cm">
          <draw:text-box>
            <text:p text:style-name="P1"><text:span text:style-name="T2">edge</text:span></text:p>
          </draw:text-box>
        </draw:frame>
        <draw:g>
          <draw:frame draw:style-name="gr12" draw:text-style-name="P5" draw:layer="layout" svg:width="2cm" svg:height="0.772cm" svg:x="8cm" svg:y="9.25cm">
            <draw:text-box>
              <text:p text:style-name="P1"><text:span text:style-name="T3">save</text:span></text:p>
            </draw:text-box>
          </draw:frame>
        </draw:g>
        <draw:custom-shape draw:style-name="gr7" draw:text-style-name="P1" draw:layer="layout" svg:width="1.999cm" svg:height="1.999cm" svg:x="5.001cm" svg:y="2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8" draw:text-style-name="P1" draw:layer="layout" svg:width="0.529cm" svg:height="0.529cm" svg:x="5.337cm" svg:y="21.338cm" svg:viewBox="0 0 530 530" draw:points="0,265 176,530 530,177 265,0">
            <text:p/>
          </draw:polygon>
          <draw:polygon draw:style-name="gr8" draw:text-style-name="P1" draw:layer="layout" svg:width="0.529cm" svg:height="0.529cm" svg:x="6.132cm" svg:y="22.134cm" svg:viewBox="0 0 530 530" draw:points="265,530 0,353 354,0 530,265">
            <text:p/>
          </draw:polygon>
          <draw:polygon draw:style-name="gr8" draw:text-style-name="P1" draw:layer="layout" svg:width="0.529cm" svg:height="0.529cm" svg:x="5.337cm" svg:y="22.134cm" svg:viewBox="0 0 530 530" draw:points="265,530 530,354 177,0 0,265">
            <text:p/>
          </draw:polygon>
          <draw:polygon draw:style-name="gr8" draw:text-style-name="P1" draw:layer="layout" svg:width="0.529cm" svg:height="0.529cm" svg:x="6.133cm" svg:y="21.339cm" svg:viewBox="0 0 530 530" draw:points="530,265 354,530 0,176 265,0">
            <text:p/>
          </draw:polygon>
          <draw:polygon draw:style-name="gr8" draw:text-style-name="P1" draw:layer="layout" svg:width="0.499cm" svg:height="0.312cm" svg:x="5.75cm" svg:y="21.251cm" svg:viewBox="0 0 500 313" draw:points="63,0 0,313 500,313 438,0">
            <text:p/>
          </draw:polygon>
          <draw:polygon draw:style-name="gr8" draw:text-style-name="P1" draw:layer="layout" svg:width="0.499cm" svg:height="0.312cm" svg:x="5.75cm" svg:y="22.438cm" svg:viewBox="0 0 500 313" draw:points="62,313 0,0 500,1 437,313">
            <text:p/>
          </draw:polygon>
          <draw:polygon draw:style-name="gr8" draw:text-style-name="P1" draw:layer="layout" svg:width="0.312cm" svg:height="0.499cm" svg:x="5.25cm" svg:y="21.751cm" svg:viewBox="0 0 313 500" draw:points="0,437 312,500 313,0 0,62">
            <text:p/>
          </draw:polygon>
          <draw:polygon draw:style-name="gr8" draw:text-style-name="P1" draw:layer="layout" svg:width="0.312cm" svg:height="0.499cm" svg:x="6.437cm" svg:y="21.751cm" svg:viewBox="0 0 313 500" draw:points="313,438 0,500 1,0 313,63">
            <text:p/>
          </draw:polygon>
          <draw:g>
            <draw:circle draw:style-name="gr8" draw:text-style-name="P1" draw:layer="layout" svg:width="1cm" svg:height="1cm" svg:x="5.5cm" svg:y="21.501cm">
              <text:p/>
            </draw:circle>
            <draw:circle draw:style-name="gr8" draw:text-style-name="P1" draw:layer="layout" svg:width="0.75cm" svg:height="0.75cm" svg:x="5.625cm" svg:y="21.626cm">
              <text:p/>
            </draw:circle>
          </draw:g>
        </draw:g>
        <draw:g>
          <draw:custom-shape draw:style-name="gr13" draw:text-style-name="P1" draw:layer="layout" svg:width="2cm" svg:height="2cm" svg:x="2cm" svg:y="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polygon draw:style-name="gr14" draw:text-style-name="P1" draw:layer="layout" svg:width="1.16cm" svg:height="1.289cm" svg:x="2.451cm" svg:y="18.516cm" svg:viewBox="0 0 1161 1290" draw:points="0,0 65,1290 1097,1290 1161,0">
              <text:p/>
            </draw:polygon>
            <draw:polygon draw:style-name="gr14" draw:text-style-name="P1" draw:layer="layout" svg:width="0.386cm" svg:height="0.128cm" svg:x="2.839cm" svg:y="18.194cm" svg:viewBox="0 0 387 129" draw:points="65,0 0,129 387,129 323,0">
              <text:p/>
            </draw:polygon>
            <draw:polygon draw:style-name="gr14" draw:text-style-name="P1" draw:layer="layout" svg:width="1.289cm" svg:height="0.193cm" svg:x="2.387cm" svg:y="18.323cm" svg:viewBox="0 0 1290 194" draw:points="0,194 1290,194 1290,65 1226,0 65,0 0,65">
              <text:p/>
            </draw:polygon>
            <draw:polygon draw:style-name="gr14" draw:text-style-name="P1" draw:layer="layout" svg:width="0.128cm" svg:height="1.031cm" svg:x="2.968cm" svg:y="18.645cm" svg:viewBox="0 0 129 1032" draw:points="0,74 32,0 97,0 129,74 129,959 97,1032 32,1032 0,959">
              <text:p/>
            </draw:polygon>
            <draw:polygon draw:style-name="gr14" draw:text-style-name="P1" draw:layer="layout" svg:width="0.128cm" svg:height="1.031cm" svg:x="2.71cm" svg:y="18.645cm" svg:viewBox="0 0 129 1032" draw:points="0,74 32,0 97,0 129,74 129,959 97,1032 32,1032 0,959">
              <text:p/>
            </draw:polygon>
            <draw:polygon draw:style-name="gr14" draw:text-style-name="P1" draw:layer="layout" svg:width="0.128cm" svg:height="1.031cm" svg:x="3.226cm" svg:y="18.645cm" svg:viewBox="0 0 129 1032" draw:points="0,74 32,0 97,0 129,74 129,959 97,1032 32,1032 0,959">
              <text:p/>
            </draw:polygon>
          </draw:g>
        </draw:g>
        <draw:g>
          <draw:custom-shape draw:style-name="gr15" draw:text-style-name="P1" draw:layer="layout" svg:width="2cm" svg:height="2cm" svg:x="5cm" svg:y="18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polygon draw:style-name="gr11" draw:text-style-name="P1" draw:layer="layout" svg:width="1.16cm" svg:height="1.289cm" svg:x="5.451cm" svg:y="18.517cm" svg:viewBox="0 0 1161 1290" draw:points="0,0 65,1290 1097,1290 1161,0">
              <text:p/>
            </draw:polygon>
            <draw:polygon draw:style-name="gr11" draw:text-style-name="P1" draw:layer="layout" svg:width="0.386cm" svg:height="0.128cm" svg:x="5.839cm" svg:y="18.195cm" svg:viewBox="0 0 387 129" draw:points="65,0 0,129 387,129 323,0">
              <text:p/>
            </draw:polygon>
            <draw:polygon draw:style-name="gr11" draw:text-style-name="P1" draw:layer="layout" svg:width="1.289cm" svg:height="0.193cm" svg:x="5.387cm" svg:y="18.324cm" svg:viewBox="0 0 1290 194" draw:points="0,194 1290,194 1290,65 1226,0 65,0 0,65">
              <text:p/>
            </draw:polygon>
            <draw:polygon draw:style-name="gr11" draw:text-style-name="P1" draw:layer="layout" svg:width="0.128cm" svg:height="1.031cm" svg:x="5.968cm" svg:y="18.646cm" svg:viewBox="0 0 129 1032" draw:points="0,74 32,0 97,0 129,74 129,959 97,1032 32,1032 0,959">
              <text:p/>
            </draw:polygon>
            <draw:polygon draw:style-name="gr11" draw:text-style-name="P1" draw:layer="layout" svg:width="0.128cm" svg:height="1.031cm" svg:x="5.71cm" svg:y="18.646cm" svg:viewBox="0 0 129 1032" draw:points="0,74 32,0 97,0 129,74 129,959 97,1032 32,1032 0,959">
              <text:p/>
            </draw:polygon>
            <draw:polygon draw:style-name="gr11" draw:text-style-name="P1" draw:layer="layout" svg:width="0.128cm" svg:height="1.031cm" svg:x="6.226cm" svg:y="18.646cm" svg:viewBox="0 0 129 1032" draw:points="0,74 32,0 97,0 129,74 129,959 97,1032 32,1032 0,959">
              <text:p/>
            </draw:polygon>
          </draw:g>
        </draw:g>
        <draw:custom-shape draw:style-name="gr1" draw:text-style-name="P1" draw:layer="layout" svg:width="1.999cm" svg:height="1.999cm" svg:x="8.001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" draw:text-style-name="P1" draw:layer="layout" svg:x1="8.445cm" svg:y1="2.888cm" svg:x2="9.556cm" svg:y2="2.666cm">
            <text:p/>
          </draw:line>
          <draw:circle draw:style-name="gr4" draw:text-style-name="P1" draw:layer="layout" svg:width="0.221cm" svg:height="0.222cm" svg:x="8.334cm" svg:y="2.778cm">
            <text:p/>
          </draw:circle>
          <draw:circle draw:style-name="gr4" draw:text-style-name="P1" draw:layer="layout" svg:width="0.222cm" svg:height="0.222cm" svg:x="9.444cm" svg:y="2.556cm">
            <text:p/>
          </draw:circle>
        </draw:g>
        <draw:custom-shape draw:style-name="gr7" draw:text-style-name="P1" draw:layer="layout" svg:width="1.999cm" svg:height="1.999cm" svg:x="11.001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11.445cm" svg:y1="2.888cm" svg:x2="12.556cm" svg:y2="2.666cm">
            <text:p/>
          </draw:line>
          <draw:circle draw:style-name="gr8" draw:text-style-name="P1" draw:layer="layout" svg:width="0.221cm" svg:height="0.222cm" svg:x="11.334cm" svg:y="2.778cm">
            <text:p/>
          </draw:circle>
          <draw:circle draw:style-name="gr8" draw:text-style-name="P1" draw:layer="layout" svg:width="0.222cm" svg:height="0.222cm" svg:x="12.444cm" svg:y="2.556cm">
            <text:p/>
          </draw:circle>
        </draw:g>
        <draw:frame draw:style-name="gr5" draw:text-style-name="P5" draw:layer="layout" svg:width="2cm" svg:height="0.878cm" svg:x="8cm" svg:y="3.122cm">
          <draw:text-box>
            <text:p text:style-name="P1"><text:span text:style-name="T3">connect</text:span></text:p>
          </draw:text-box>
        </draw:frame>
        <draw:frame draw:style-name="gr5" draw:text-style-name="P6" draw:layer="layout" svg:width="2cm" svg:height="0.878cm" svg:x="11cm" svg:y="3.122cm">
          <draw:text-box>
            <text:p text:style-name="P1"><text:span text:style-name="T4">connect</text:span></text:p>
          </draw:text-box>
        </draw:frame>
        <draw:custom-shape draw:style-name="gr1" draw:text-style-name="P1" draw:layer="layout" svg:width="1.999cm" svg:height="1.999cm" svg:x="8.00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cm" svg:height="0.772cm" svg:x="8cm" svg:y="6.25cm">
          <draw:text-box>
            <text:p text:style-name="P1"><text:span text:style-name="T3">new</text:span></text:p>
          </draw:text-box>
        </draw:frame>
        <draw:custom-shape draw:style-name="gr1" draw:text-style-name="P1" draw:layer="layout" svg:width="1.999cm" svg:height="1.999cm" svg:x="8.00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cm" svg:height="0.772cm" svg:x="8cm" svg:y="9.25cm">
          <draw:text-box>
            <text:p text:style-name="P1"><text:span text:style-name="T3">save</text:span></text:p>
          </draw:text-box>
        </draw:frame>
        <draw:custom-shape draw:style-name="gr1" draw:text-style-name="P1" draw:layer="layout" svg:width="1.999cm" svg:height="1.999cm" svg:x="8.001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cm" svg:height="0.772cm" svg:x="8cm" svg:y="12.228cm">
          <draw:text-box>
            <text:p text:style-name="P1"><text:span text:style-name="T3">load</text:span></text:p>
          </draw:text-box>
        </draw:frame>
        <draw:g>
          <draw:polygon draw:style-name="gr2" draw:text-style-name="P1" draw:layer="layout" svg:width="0.799cm" svg:height="0.999cm" svg:x="8.588cm" svg:y="5.373cm" svg:viewBox="0 0 800 1000" draw:points="0,400 400,0 800,0 800,1000 0,1000">
            <text:p/>
          </draw:polygon>
          <draw:polyline draw:style-name="gr14" draw:text-style-name="P1" draw:layer="layout" svg:width="0.399cm" svg:height="0.399cm" svg:x="8.588cm" svg:y="5.373cm" svg:viewBox="0 0 400 400" draw:points="400,0 400,400 0,400">
            <text:p/>
          </draw:polyline>
        </draw:g>
        <draw:custom-shape draw:style-name="gr1" draw:text-style-name="P1" draw:layer="layout" svg:width="0.75cm" svg:height="0.75cm" svg:x="8.188cm" svg:y="8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0.812cm" svg:height="0.52cm" svg:x="9.042cm" svg:y="8.645cm">
          <text:p/>
          <draw:enhanced-geometry svg:viewBox="0 0 21600 21600" draw:mirror-horizontal="true" draw:text-areas="0 ?f0 ?f5 ?f2" draw:type="right-arrow" draw:modifiers="13549.815498155 6509.021113243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75cm" svg:height="0.75cm" svg:x="8.21cm" svg:y="11.4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0.812cm" svg:height="0.52cm" svg:x="9.064cm" svg:y="11.623cm">
          <text:p/>
          <draw:enhanced-geometry svg:viewBox="0 0 21600 21600" draw:text-areas="0 ?f0 ?f5 ?f2" draw:type="right-arrow" draw:modifiers="13549.815498155 6509.021113243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1.999cm" svg:height="1.999cm" svg:x="2.001cm" svg:y="21.00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" draw:layer="layout" svg:width="2cm" svg:height="0.772cm" svg:x="2cm" svg:y="22.228cm">
            <draw:text-box>
              <text:p text:style-name="P1"><text:span text:style-name="T3">settings</text:span></text:p>
            </draw:text-box>
          </draw:frame>
          <draw:polygon draw:style-name="gr16" draw:text-style-name="P1" draw:layer="layout" svg:width="0.352cm" svg:height="0.352cm" svg:x="2.558cm" svg:y="21.309cm" svg:viewBox="0 0 353 353" draw:points="0,177 117,353 353,118 177,0">
            <text:p/>
          </draw:polygon>
          <draw:polygon draw:style-name="gr16" draw:text-style-name="P1" draw:layer="layout" svg:width="0.352cm" svg:height="0.352cm" svg:x="3.088cm" svg:y="21.84cm" svg:viewBox="0 0 353 353" draw:points="177,353 0,235 236,0 353,177">
            <text:p/>
          </draw:polygon>
          <draw:polygon draw:style-name="gr16" draw:text-style-name="P1" draw:layer="layout" svg:width="0.352cm" svg:height="0.352cm" svg:x="2.558cm" svg:y="21.84cm" svg:viewBox="0 0 353 353" draw:points="177,353 353,236 118,0 0,177">
            <text:p/>
          </draw:polygon>
          <draw:polygon draw:style-name="gr16" draw:text-style-name="P1" draw:layer="layout" svg:width="0.352cm" svg:height="0.352cm" svg:x="3.089cm" svg:y="21.31cm" svg:viewBox="0 0 353 353" draw:points="353,177 236,353 0,117 177,0">
            <text:p/>
          </draw:polygon>
          <draw:polygon draw:style-name="gr16" draw:text-style-name="P1" draw:layer="layout" svg:width="0.332cm" svg:height="0.208cm" svg:x="2.833cm" svg:y="21.251cm" svg:viewBox="0 0 333 209" draw:points="42,0 0,209 333,209 292,0">
            <text:p/>
          </draw:polygon>
          <draw:polygon draw:style-name="gr16" draw:text-style-name="P1" draw:layer="layout" svg:width="0.332cm" svg:height="0.208cm" svg:x="2.833cm" svg:y="22.042cm" svg:viewBox="0 0 333 209" draw:points="41,209 0,0 333,1 291,209">
            <text:p/>
          </draw:polygon>
          <draw:polygon draw:style-name="gr16" draw:text-style-name="P1" draw:layer="layout" svg:width="0.208cm" svg:height="0.332cm" svg:x="2.5cm" svg:y="21.584cm" svg:viewBox="0 0 209 333" draw:points="0,291 208,333 209,0 0,41">
            <text:p/>
          </draw:polygon>
          <draw:polygon draw:style-name="gr16" draw:text-style-name="P1" draw:layer="layout" svg:width="0.208cm" svg:height="0.332cm" svg:x="3.291cm" svg:y="21.584cm" svg:viewBox="0 0 209 333" draw:points="209,292 0,333 1,0 209,42">
            <text:p/>
          </draw:polygon>
          <draw:g>
            <draw:circle draw:style-name="gr16" draw:text-style-name="P1" draw:layer="layout" svg:width="0.666cm" svg:height="0.666cm" svg:x="2.667cm" svg:y="21.418cm">
              <text:p/>
            </draw:circle>
            <draw:circle draw:style-name="gr16" draw:text-style-name="P1" draw:layer="layout" svg:width="0.5cm" svg:height="0.5cm" svg:x="2.75cm" svg:y="21.501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6-17T16:46:36.76</meta:creation-date>
    <dc:date>2015-07-27T17:37:19.77</dc:date>
    <dc:creator>_ </dc:creator>
    <meta:editing-duration>PT3H45M56S</meta:editing-duration>
    <meta:editing-cycles>9</meta:editing-cycles>
    <meta:generator>OpenOffice/4.1.1$Win32 OpenOffice.org_project/411m6$Build-9775</meta:generator>
    <meta:document-statistic meta:object-count="120"/>
  </office:meta>
</office:document-meta>
</file>